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f70" officeooo:paragraph-rsid="00195f70"/>
    </style:style>
    <style:style style:name="P2" style:family="paragraph" style:parent-style-name="Text_20_body">
      <style:text-properties officeooo:rsid="00195f70" officeooo:paragraph-rsid="00195f70"/>
    </style:style>
    <style:style style:name="P3" style:family="paragraph" style:parent-style-name="Text_20_body">
      <style:text-properties officeooo:rsid="0019cdf0" officeooo:paragraph-rsid="0019cdf0"/>
    </style:style>
    <style:style style:name="P4" style:family="paragraph" style:parent-style-name="Text_20_body">
      <style:text-properties officeooo:paragraph-rsid="0019cdf0"/>
    </style:style>
    <style:style style:name="P5" style:family="paragraph" style:parent-style-name="Text_20_body">
      <style:text-properties officeooo:rsid="001afe1c" officeooo:paragraph-rsid="001afe1c"/>
    </style:style>
    <style:style style:name="P6" style:family="paragraph" style:parent-style-name="Text_20_body">
      <style:text-properties officeooo:paragraph-rsid="001afe1c"/>
    </style:style>
    <style:style style:name="T1" style:family="text">
      <style:text-properties officeooo:rsid="0019cdf0"/>
    </style:style>
    <style:style style:name="T2" style:family="text">
      <style:text-properties officeooo:rsid="001afe1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s</text:p>
      <text:p text:style-name="P1"/>
      <text:p text:style-name="P1">Linux provides a centralized repository of log files that can be located under the  /var/log directory.</text:p>
      <text:p text:style-name="P1"/>
      <text:p text:style-name="P2">The sheer volume of logs can sometimes make it frustrating just to drill down and find the right file that contains the desired information.</text:p>
      <text:p text:style-name="Text_20_body">To make it a little easier for you, we will introduce you to some of the most critical Linux log files that you must be monitoring.</text:p>
      <text:p text:style-name="P1">1 syslog</text:p>
      <text:p text:style-name="P1">It is mainly used to store informational and non-critical system messages.</text:p>
      <text:p text:style-name="P2">For example, you are facing some issues with the sound card. To check if something went wrong during the system startup process, you can have a look at the messages stored in this log file.  </text:p>
      <text:p text:style-name="P2"/>
      <text:p text:style-name="P2">2 auth.log</text:p>
      <text:p text:style-name="P2">All authentication related events in Debian and Ubuntu server are logged here.</text:p>
      <text:p text:style-name="P2">Investigate failed login attempts</text:p>
      <text:p text:style-name="P2">3 boot.log</text:p>
      <text:p text:style-name="P2">This is the repository of booting related information and messages logged during system startup process.</text:p>
      <text:p text:style-name="P2">You should analyze this log file to investigate issues related to improper shutdown, unplanned reboots or booting failures.</text:p>
      <text:p text:style-name="P4"><text:span text:style-name="T1">4 </text:span>In directory <text:span text:style-name="Source_20_Text">apt</text:span> there is a file <text:span text:style-name="Source_20_Text">history.log</text:span></text:p>
      <text:p text:style-name="P4">aves all the package installation and removal information</text:p>
      <text:p text:style-name="P3">5 apport.log</text:p>
      <text:p text:style-name="P3">saves information about crashes in your system and reporting them.</text:p>
      <text:p text:style-name="P5">6 Xorg.log</text:p>
      <text:p text:style-name="P5">include information about the graphics driver, its failures, warnings etc.</text:p>
      <text:p text:style-name="P5"/>
      <text:p text:style-name="P6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21:34:17.427470634</meta:creation-date>
    <dc:date>2018-05-31T22:15:46.304657779</dc:date>
    <meta:editing-duration>PT11M8S</meta:editing-duration>
    <meta:editing-cycles>1</meta:editing-cycles>
    <meta:document-statistic meta:table-count="0" meta:image-count="0" meta:object-count="0" meta:page-count="1" meta:paragraph-count="19" meta:word-count="209" meta:character-count="1274" meta:non-whitespace-character-count="1081"/>
    <meta:generator>LibreOffice/4.2.8.2$Linux_x86 LibreOffice_project/420m0$Build-2</meta:generator>
  </office:meta>
</office:document-meta>
</file>